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4" table:default-cell-style-name="ce3"/>
        <table:table-row table:style-name="ro1">
          <table:table-cell table:style-name="ce2" office:value-type="string" calcext:value-type="string" table:number-columns-spanned="10" table:number-rows-spanned="1">
            <text:p>February 2021 Marksheet</text:p>
          </table:table-cell>
          <table:covered-table-cell table:number-columns-repeated="9" table:style-name="ce5"/>
        </table:table-row>
        <table:table-row table:style-name="ro2">
          <table:table-cell table:style-name="ce4" office:value-type="string" calcext:value-type="string" table:number-columns-spanned="1" table:number-rows-spanned="2">
            <text:p>SL.NO</text:p>
          </table:table-cell>
          <table:table-cell table:style-name="ce4" office:value-type="string" calcext:value-type="string" table:number-columns-spanned="1" table:number-rows-spanned="2">
            <text:p>NAME</text:p>
          </table:table-cell>
          <table:table-cell table:style-name="ce4" office:value-type="string" calcext:value-type="string" table:number-columns-spanned="5" table:number-rows-spanned="1">
            <text:p>MARKS</text:p>
          </table:table-cell>
          <table:covered-table-cell table:number-columns-repeated="4" table:style-name="ce5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4" office:value-type="string" calcext:value-type="string" table:number-columns-spanned="1" table:number-rows-spanned="2">
            <text:p>AVERAGE</text:p>
          </table:table-cell>
          <table:table-cell table:style-name="ce4" office:value-type="string" calcext:value-type="string" table:number-columns-spanned="1" table:number-rows-spanned="2">
            <text:p>GRADE</text:p>
          </table:table-cell>
        </table:table-row>
        <table:table-row table:style-name="ro2">
          <table:covered-table-cell table:number-columns-repeated="2" table:style-name="ce5"/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MALAYALAM</text:p>
          </table:table-cell>
          <table:table-cell table:style-name="ce7" office:value-type="string" calcext:value-type="string">
            <text:p>MATHS</text:p>
          </table:table-cell>
          <table:table-cell table:style-name="ce7" office:value-type="string" calcext:value-type="string">
            <text:p>SCIENCE</text:p>
          </table:table-cell>
          <table:table-cell table:style-name="ce7" office:value-type="string" calcext:value-type="string">
            <text:p>SOCIAL</text:p>
          </table:table-cell>
          <table:covered-table-cell table:number-columns-repeated="3"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AJITH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SUM([.C4:.G4])" office:value-type="float" office:value="478" calcext:value-type="float">
            <text:p>478</text:p>
          </table:table-cell>
          <table:table-cell table:formula="of:=AVERAGE([.C4:.G4])" office:value-type="float" office:value="95.6" calcext:value-type="float">
            <text:p>95.6</text:p>
          </table:table-cell>
          <table:table-cell table:formula="of:=IF([.I4]&gt;=90;&quot;A+&quot;;IF([.I4]&gt;=80;&quot;A&quot;;IF([.I4]&gt;=70;&quot;B+&quot;;IF([.I4]&gt;=60;&quot;B&quot;;IF([.I4]&gt;=50;&quot;C+&quot;;IF([.I4]&gt;=40;&quot;C&quot;;&quot;FAIL&quot;))))))" office:value-type="string" office:string-value="A+" calcext:value-type="string">
            <text:p>A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EHE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formula="of:=SUM([.C5:.G5])" office:value-type="float" office:value="401" calcext:value-type="float">
            <text:p>401</text:p>
          </table:table-cell>
          <table:table-cell table:formula="of:=AVERAGE([.C5:.G5])" office:value-type="float" office:value="80.2" calcext:value-type="float">
            <text:p>80.2</text:p>
          </table:table-cell>
          <table:table-cell table:formula="of:=IF([.I5]&gt;=90;&quot;A+&quot;;IF([.I5]&gt;=80;&quot;A&quot;;IF([.I5]&gt;=70;&quot;B+&quot;;IF([.I5]&gt;=60;&quot;B&quot;;IF([.I5]&gt;=50;&quot;C+&quot;;IF([.I5]&gt;=40;&quot;C&quot;;&quot;FAIL&quot;))))))" office:value-type="string" office:string-value="A" calcext:value-type="string">
            <text:p>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HU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SUM([.C6:.G6])" office:value-type="float" office:value="355" calcext:value-type="float">
            <text:p>355</text:p>
          </table:table-cell>
          <table:table-cell table:formula="of:=AVERAGE([.C6:.G6])" office:value-type="float" office:value="71" calcext:value-type="float">
            <text:p>71</text:p>
          </table:table-cell>
          <table:table-cell table:formula="of:=IF([.I6]&gt;=90;&quot;A+&quot;;IF([.I6]&gt;=80;&quot;A&quot;;IF([.I6]&gt;=70;&quot;B+&quot;;IF([.I6]&gt;=60;&quot;B&quot;;IF([.I6]&gt;=50;&quot;C+&quot;;IF([.I6]&gt;=40;&quot;C&quot;;&quot;FAIL&quot;))))))" office:value-type="string" office:string-value="B+" calcext:value-type="string">
            <text:p>B+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SHID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formula="of:=SUM([.C7:.G7])" office:value-type="float" office:value="241" calcext:value-type="float">
            <text:p>241</text:p>
          </table:table-cell>
          <table:table-cell table:formula="of:=AVERAGE([.C7:.G7])" office:value-type="float" office:value="48.2" calcext:value-type="float">
            <text:p>48.2</text:p>
          </table:table-cell>
          <table:table-cell table:formula="of:=IF([.I7]&gt;=90;&quot;A+&quot;;IF([.I7]&gt;=80;&quot;A&quot;;IF([.I7]&gt;=70;&quot;B+&quot;;IF([.I7]&gt;=60;&quot;B&quot;;IF([.I7]&gt;=50;&quot;C+&quot;;IF([.I7]&gt;=40;&quot;C&quot;;&quot;FAIL&quot;))))))" office:value-type="string" office:string-value="C" calcext:value-type="string">
            <text:p>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O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SUM([.C8:.G8])" office:value-type="float" office:value="278" calcext:value-type="float">
            <text:p>278</text:p>
          </table:table-cell>
          <table:table-cell table:formula="of:=AVERAGE([.C8:.G8])" office:value-type="float" office:value="55.6" calcext:value-type="float">
            <text:p>55.6</text:p>
          </table:table-cell>
          <table:table-cell table:formula="of:=IF([.I8]&gt;=90;&quot;A+&quot;;IF([.I8]&gt;=80;&quot;A&quot;;IF([.I8]&gt;=70;&quot;B+&quot;;IF([.I8]&gt;=60;&quot;B&quot;;IF([.I8]&gt;=50;&quot;C+&quot;;IF([.I8]&gt;=40;&quot;C&quot;;&quot;FAIL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NJAY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formula="of:=SUM([.C9:.G9])" office:value-type="float" office:value="358" calcext:value-type="float">
            <text:p>358</text:p>
          </table:table-cell>
          <table:table-cell table:formula="of:=AVERAGE([.C9:.G9])" office:value-type="float" office:value="71.6" calcext:value-type="float">
            <text:p>71.6</text:p>
          </table:table-cell>
          <table:table-cell table:formula="of:=IF([.I9]&gt;=90;&quot;A+&quot;;IF([.I9]&gt;=80;&quot;A&quot;;IF([.I9]&gt;=70;&quot;B+&quot;;IF([.I9]&gt;=60;&quot;B&quot;;IF([.I9]&gt;=50;&quot;C+&quot;;IF([.I9]&gt;=40;&quot;C&quot;;&quot;FAIL&quot;))))))" office:value-type="string" office:string-value="B+" calcext:value-type="string">
            <text:p>B+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GHA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0:.G10])" office:value-type="float" office:value="337" calcext:value-type="float">
            <text:p>337</text:p>
          </table:table-cell>
          <table:table-cell table:formula="of:=AVERAGE([.C10:.G10])" office:value-type="float" office:value="67.4" calcext:value-type="float">
            <text:p>67.4</text:p>
          </table:table-cell>
          <table:table-cell table:formula="of:=IF([.I10]&gt;=90;&quot;A+&quot;;IF([.I10]&gt;=80;&quot;A&quot;;IF([.I10]&gt;=70;&quot;B+&quot;;IF([.I10]&gt;=60;&quot;B&quot;;IF([.I10]&gt;=50;&quot;C+&quot;;IF([.I10]&gt;=40;&quot;C&quot;;&quot;FAIL&quot;))))))" office:value-type="string" office:string-value="B" calcext:value-type="string">
            <text:p>B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VYA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SUM([.C11:.G11])" office:value-type="float" office:value="270" calcext:value-type="float">
            <text:p>270</text:p>
          </table:table-cell>
          <table:table-cell table:formula="of:=AVERAGE([.C11:.G11])" office:value-type="float" office:value="54" calcext:value-type="float">
            <text:p>54</text:p>
          </table:table-cell>
          <table:table-cell table:formula="of:=IF([.I11]&gt;=90;&quot;A+&quot;;IF([.I11]&gt;=80;&quot;A&quot;;IF([.I11]&gt;=70;&quot;B+&quot;;IF([.I11]&gt;=60;&quot;B&quot;;IF([.I11]&gt;=50;&quot;C+&quot;;IF([.I11]&gt;=40;&quot;C&quot;;&quot;FAIL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HIRA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formula="of:=SUM([.C12:.G12])" office:value-type="float" office:value="245" calcext:value-type="float">
            <text:p>245</text:p>
          </table:table-cell>
          <table:table-cell table:formula="of:=AVERAGE([.C12:.G12])" office:value-type="float" office:value="49" calcext:value-type="float">
            <text:p>49</text:p>
          </table:table-cell>
          <table:table-cell table:formula="of:=IF([.I12]&gt;=90;&quot;A+&quot;;IF([.I12]&gt;=80;&quot;A&quot;;IF([.I12]&gt;=70;&quot;B+&quot;;IF([.I12]&gt;=60;&quot;B&quot;;IF([.I12]&gt;=50;&quot;C+&quot;;IF([.I12]&gt;=40;&quot;C&quot;;&quot;FAIL&quot;))))))" office:value-type="string" office:string-value="C" calcext:value-type="string">
            <text:p>C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IJITH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SUM([.C13:.G13])" office:value-type="float" office:value="189" calcext:value-type="float">
            <text:p>189</text:p>
          </table:table-cell>
          <table:table-cell table:formula="of:=AVERAGE([.C13:.G13])" office:value-type="float" office:value="37.8" calcext:value-type="float">
            <text:p>37.8</text:p>
          </table:table-cell>
          <table:table-cell table:formula="of:=IF([.I13]&gt;=90;&quot;A+&quot;;IF([.I13]&gt;=80;&quot;A&quot;;IF([.I13]&gt;=70;&quot;B+&quot;;IF([.I13]&gt;=60;&quot;B&quot;;IF([.I13]&gt;=50;&quot;C+&quot;;IF([.I13]&gt;=40;&quot;C&quot;;&quot;FAIL&quot;))))))" office:value-type="string" office:string-value="FAIL" calcext:value-type="string">
            <text:p>FAIL</text:p>
          </table:table-cell>
        </table:table-row>
        <table:table-row table:style-name="ro2">
          <table:table-cell/>
          <table:table-cell office:value-type="string" calcext:value-type="string">
            <text:p>MINIMUM</text:p>
          </table:table-cell>
          <table:table-cell table:formula="of:=MIN([.C3:.C13])" office:value-type="float" office:value="22" calcext:value-type="float">
            <text:p>22</text:p>
          </table:table-cell>
          <table:table-cell table:formula="of:=MIN([.D3:.D13])" office:value-type="float" office:value="26" calcext:value-type="float">
            <text:p>26</text:p>
          </table:table-cell>
          <table:table-cell table:formula="of:=MIN([.E3:.E13])" office:value-type="float" office:value="18" calcext:value-type="float">
            <text:p>18</text:p>
          </table:table-cell>
          <table:table-cell table:formula="of:=MIN([.F3:.F13])" office:value-type="float" office:value="18" calcext:value-type="float">
            <text:p>18</text:p>
          </table:table-cell>
          <table:table-cell table:formula="of:=MIN([.G3:.G13]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IMUM</text:p>
          </table:table-cell>
          <table:table-cell table:formula="of:=MAX([.C3:.C13])" office:value-type="float" office:value="95" calcext:value-type="float">
            <text:p>95</text:p>
          </table:table-cell>
          <table:table-cell table:formula="of:=MAX([.D3:.D13])" office:value-type="float" office:value="100" calcext:value-type="float">
            <text:p>100</text:p>
          </table:table-cell>
          <table:table-cell table:formula="of:=MAX([.E3:.E13])" office:value-type="float" office:value="100" calcext:value-type="float">
            <text:p>100</text:p>
          </table:table-cell>
          <table:table-cell table:formula="of:=MAX([.F3:.F13])" office:value-type="float" office:value="100" calcext:value-type="float">
            <text:p>100</text:p>
          </table:table-cell>
          <table:table-cell table:formula="of:=MAX([.G3:.G13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4:26:22.07492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0:36:43.010144964</meta:creation-date>
    <dc:date>2021-02-22T15:06:55.881869634</dc:date>
    <meta:editing-duration>PT2H29M32S</meta:editing-duration>
    <meta:editing-cycles>5</meta:editing-cycles>
    <meta:generator>LibreOffice/6.0.7.3$Linux_X86_64 LibreOffice_project/00m0$Build-3</meta:generator>
    <meta:document-statistic meta:table-count="1" meta:cell-count="124" meta:object-count="0"/>
  </office:meta>
</office:document-meta>
</file>